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71H34M44.093051S" calcext:value-type="time">
            <text:p>1171:3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3H44M48.901S" calcext:value-type="time">
            <text:p>03:44</text:p>
          </table:table-cell>
          <table:table-cell table:style-name="ce3"/>
          <table:table-cell office:value-type="string" calcext:value-type="string">
            <text:p>Gate spawn/despawn fixes, wall jump tutorial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3H44M48.901S" calcext:value-type="time">
            <text:p>03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08:01:26.9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9T11:39:14.930000000</dc:date>
    <meta:editing-duration>P51DT17H26M55S</meta:editing-duration>
    <meta:editing-cycles>1361</meta:editing-cycles>
    <meta:generator>LibreOffice/7.2.6.2$Windows_X86_64 LibreOffice_project/b0ec3a565991f7569a5a7f5d24fed7f52653d754</meta:generator>
    <meta:document-statistic meta:table-count="2" meta:cell-count="1693" meta:object-count="0"/>
  </office:meta>
</office:document-meta>
</file>